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intWriter.write( java . lang . String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Writer.print( lo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Writer.print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Writer.write( char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Writer.check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Writer.printl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Writer.write( char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Writ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Writer.PrintWriter( java . io . Writer var0 , boolean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Writer.print( floa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Writer.print( doub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Writer.print( boolea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Writer.PrintWriter( java . io . OutputStream var0 , boolean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Writer.println( cha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Writer.PrintWriter( java . io . Write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Writer.print( cha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Writer.print( char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Writer.PrintWriter( java . io . OutputStream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Writer.println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Writer.println( floa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Writer.println( doub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Writer.println( boolea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Writer.print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Writer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Writer.printl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Writer.println( char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Writer.write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Writer.print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Writer.write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Writer.println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Writer.set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ntWriter.println( lo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